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Gothic" svg:font-family="Gothic" style:font-pitch="variable"/>
    <style:font-face style:name="Lucidasans" svg:font-family="Lucidasans" style:font-pitch="variable"/>
    <style:font-face style:name="Gothic1" svg:font-family="Gothic" style:font-family-generic="roman" style:font-pitch="variable"/>
    <style:font-face style:name="Liberation Sans" svg:font-family="'Liberation Sans'" style:font-family-generic="roman" style:font-pitch="variable"/>
    <style:font-face style:name="Lucidasans1" svg:font-family="Lucidasans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top" fo:padding-top="-0.5cm"/>
    </style:style>
    <style:style style:name="gr2" style:family="graphic" style:parent-style-name="objectwithoutfill">
      <style:graphic-properties draw:fill="none" draw:textarea-horizontal-align="center" draw:textarea-vertical-align="top" fo:padding-top="-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48cm"/>
    </style:style>
    <style:style style:name="gr4" style:family="graphic" style:parent-style-name="standard">
      <style:graphic-properties svg:stroke-color="#0000ff" draw:marker-end="Arrow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5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269cm"/>
    </style:style>
    <style:style style:name="gr7" style:family="graphic" style:parent-style-name="objectwithoutfill">
      <style:graphic-properties svg:stroke-color="#00ff00" draw:fill="none" draw:textarea-horizontal-align="center" draw:textarea-vertical-align="top" fo:padding-top="-0.5cm"/>
    </style:style>
    <style:style style:name="gr8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.4cm" fo:min-width="0.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59cm"/>
    </style:style>
    <style:style style:name="gr10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width="0.1cm" svg:stroke-color="#00ff00" draw:marker-start="Arrow" draw:marker-start-width="0.35cm" draw:marker-end-width="0.45cm" draw:textarea-horizontal-align="center" draw:textarea-vertical-align="middle" fo:padding-top="-0.5cm" fo:padding-bottom="0.05cm" fo:padding-left="0.05cm" fo:padding-right="0.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8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89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31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58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08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8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336cm"/>
    </style:style>
    <style:style style:name="gr21" style:family="graphic" style:parent-style-name="objectwithoutfill">
      <style:graphic-properties svg:stroke-color="#ff0000" draw:fill="none" draw:textarea-horizontal-align="center" draw:textarea-vertical-align="top" fo:padding-top="-0.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2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3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0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912cm"/>
    </style:style>
    <style:style style:name="gr26" style:family="graphic" style:parent-style-name="standard">
      <style:graphic-properties svg:stroke-color="#00ff00" draw:marker-end="Arrow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324cm"/>
    </style:style>
    <style:style style:name="gr28" style:family="graphic" style:parent-style-name="objectwithoutfill">
      <style:graphic-properties svg:stroke-width="0.1cm" svg:stroke-color="#00cc00" draw:marker-start-width="0.4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/>
      <style:paragraph-properties fo:margin-left="0cm" fo:margin-right="0cm" fo:text-align="center" fo:text-indent="0cm"/>
      <style:text-properties fo:font-size="9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text-properties fo:color="#0000ff" fo:font-size="9pt"/>
    </style:style>
    <style:style style:name="P5" style:family="paragraph">
      <style:paragraph-properties fo:text-align="center"/>
      <style:text-properties fo:color="#0000ff" fo:font-size="9pt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fo:color="#00ff00" fo:font-size="9pt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color="#00ff00" fo:font-size="9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9pt"/>
    </style:style>
    <style:style style:name="P10" style:family="paragraph">
      <loext:graphic-properties draw:fill="none"/>
      <style:paragraph-properties fo:margin-left="0cm" fo:margin-right="0cm" fo:text-align="center" fo:text-indent="0cm"/>
      <style:text-properties fo:color="#ff0000" fo:font-size="9pt"/>
    </style:style>
    <style:style style:name="P11" style:family="paragraph">
      <loext:graphic-properties draw:fill="none" draw:fill-color="#ffffff"/>
      <style:text-properties fo:color="#00ff00" fo:font-size="9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9pt"/>
    </style:style>
    <style:style style:name="T2" style:family="text">
      <style:text-properties fo:color="#0000ff" fo:font-size="9pt"/>
    </style:style>
    <style:style style:name="T3" style:family="text">
      <style:text-properties fo:color="#00ff00" fo:font-size="9pt"/>
    </style:style>
    <style:style style:name="T4" style:family="text">
      <style:text-properties fo:color="#ff0000" fo:font-size="9pt"/>
    </style:style>
    <style:style style:name="T5" style:family="text">
      <style:text-properties fo:color="#0000ff" style:font-name="Nimbus Roman No9 L1" fo:font-size="9pt" style:font-name-asian="Nimbus Roman No9 L1" style:font-name-complex="Nimbus Roman No9 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g>
            <draw:rect draw:style-name="gr1" draw:text-style-name="P2" draw:layer="layout" svg:width="3.2cm" svg:height="0.4cm" svg:x="1.475cm" svg:y="7.171cm">
              <text:p text:style-name="P1"><text:span text:style-name="T1">start_init_phys</text:span></text:p>
            </draw:rect>
            <draw:rect draw:style-name="gr2" draw:text-style-name="P2" draw:layer="layout" svg:width="3.2cm" svg:height="1.1cm" svg:x="1.475cm" svg:y="7.571cm">
              <text:p/>
            </draw:rect>
          </draw:g>
          <draw:frame draw:style-name="gr3" draw:text-style-name="P4" xml:id="id1" draw:id="id1" draw:layer="layout" svg:width="2.648cm" svg:height="0.39cm" svg:x="1.788cm" svg:y="7.571cm">
            <draw:text-box>
              <text:p text:style-name="P3"><text:span text:style-name="T2">lat_rad(:jml_phys-1)</text:span></text:p>
            </draw:text-box>
          </draw:frame>
          <draw:connector draw:style-name="gr4" draw:text-style-name="P5" draw:layer="layout" draw:type="curve" svg:x1="3.112cm" svg:y1="7.961cm" svg:x2="10.498cm" svg:y2="12.361cm" draw:start-shape="id1" draw:start-glue-point="2" draw:end-shape="id2" draw:end-glue-point="2" svg:d="M3112 7961c0 7350 7386 5150 7386 4400" svg:viewBox="0 0 7387 5299">
            <text:p/>
          </draw:connector>
          <draw:g>
            <draw:rect draw:style-name="gr1" draw:text-style-name="P2" draw:layer="layout" svg:width="3.868cm" svg:height="0.4cm" svg:x="5.263cm" svg:y="5.771cm">
              <text:p text:style-name="P1"><text:span text:style-name="T1">start_init_dyn</text:span></text:p>
            </draw:rect>
            <draw:rect draw:style-name="gr2" draw:text-style-name="P2" draw:layer="layout" svg:width="3.868cm" svg:height="1.588cm" svg:x="5.263cm" svg:y="6.183cm">
              <text:p/>
            </draw:rect>
          </draw:g>
          <draw:frame draw:style-name="gr5" draw:text-style-name="P4" xml:id="id3" draw:id="id3" draw:layer="layout" svg:width="2.525cm" svg:height="0.39cm" svg:x="5.376cm" svg:y="6.271cm">
            <draw:text-box>
              <text:p text:style-name="P3"><text:span text:style-name="T2">lat_rad(:jml_dyn-1)</text:span></text:p>
            </draw:text-box>
          </draw:frame>
          <draw:connector draw:style-name="gr4" draw:text-style-name="P5" draw:layer="layout" draw:type="curve" svg:x1="6.638cm" svg:y1="6.661cm" svg:x2="10.133cm" svg:y2="12.166cm" draw:start-shape="id3" draw:start-glue-point="2" draw:end-shape="id2" draw:end-glue-point="3" svg:d="M6638 6661c0 3670 1165 5505 3495 5505" svg:viewBox="0 0 3496 5506">
            <text:p/>
          </draw:connector>
          <draw:g>
            <draw:rect draw:style-name="gr1" draw:text-style-name="P2" draw:layer="layout" svg:width="4.18cm" svg:height="0.4cm" svg:x="10.451cm" svg:y="7.771cm">
              <text:p text:style-name="P1"><text:span text:style-name="T1">start_inter_3d</text:span></text:p>
            </draw:rect>
            <draw:rect draw:style-name="gr2" draw:text-style-name="P2" draw:layer="layout" svg:width="4.18cm" svg:height="1.012cm" svg:x="10.451cm" svg:y="8.171cm">
              <text:p/>
            </draw:rect>
          </draw:g>
          <draw:frame draw:style-name="gr5" draw:text-style-name="P4" xml:id="id4" draw:id="id4" draw:layer="layout" svg:width="2.525cm" svg:height="0.39cm" svg:x="12.064cm" svg:y="8.271cm">
            <draw:text-box>
              <text:p text:style-name="P3"><text:span text:style-name="T2">lat_rad(:jml_dyn-1)</text:span></text:p>
            </draw:text-box>
          </draw:frame>
          <draw:connector draw:style-name="gr4" draw:text-style-name="P5" draw:layer="layout" draw:type="curve" svg:x1="13.326cm" svg:y1="8.661cm" svg:x2="10.863cm" svg:y2="12.166cm" draw:start-shape="id4" draw:start-glue-point="2" draw:end-shape="id2" draw:end-glue-point="1" svg:d="M13326 8661c0 2337-821 3505-2463 3505" svg:viewBox="0 0 2464 3506">
            <text:p/>
          </draw:connector>
          <draw:connector draw:style-name="gr4" draw:text-style-name="P5" draw:layer="layout" draw:type="curve" svg:x1="18.974cm" svg:y1="7.361cm" svg:x2="10.498cm" svg:y2="12.361cm" draw:start-shape="id5" draw:start-glue-point="2" draw:end-shape="id2" draw:end-glue-point="2" svg:d="M18974 7361c0 8250-8476 5750-8476 5000" svg:viewBox="0 0 8477 5946">
            <text:p/>
          </draw:connector>
          <draw:g>
            <draw:g>
              <draw:rect draw:style-name="gr1" draw:text-style-name="P2" draw:layer="layout" svg:width="1.596cm" svg:height="0.4cm" svg:x="19.027cm" svg:y="4.471cm">
                <text:p text:style-name="P1"><text:span text:style-name="T1">conf_dat2d</text:span></text:p>
              </draw:rect>
              <draw:rect draw:style-name="gr2" draw:text-style-name="P2" draw:layer="layout" svg:width="1.596cm" svg:height="0.5cm" svg:x="19.027cm" svg:y="4.871cm">
                <text:p/>
              </draw:rect>
            </draw:g>
            <draw:frame draw:style-name="gr6" draw:text-style-name="P4" xml:id="id6" draw:id="id6" draw:layer="layout" svg:width="0.269cm" svg:height="0.39cm" svg:x="19.74cm" svg:y="4.471cm">
              <draw:text-box>
                <text:p text:style-name="P3"><text:span text:style-name="T2">yf</text:span></text:p>
              </draw:text-box>
            </draw:frame>
          </draw:g>
          <draw:connector draw:style-name="gr4" draw:text-style-name="P5" draw:layer="layout" draw:type="curve" svg:x1="19.874cm" svg:y1="4.861cm" svg:x2="19.896cm" svg:y2="7.166cm" draw:start-shape="id6" draw:start-glue-point="2" draw:end-shape="id5" draw:end-glue-point="1" svg:d="M19874 4861c0 1582 261 1318 454 1499s318 806-432 806" svg:viewBox="0 0 602 2306">
            <text:p/>
          </draw:connector>
          <draw:rect draw:style-name="gr7" draw:text-style-name="P6" draw:layer="layout" svg:width="1.3cm" svg:height="1.1cm" svg:x="11.223cm" svg:y="0.571cm">
            <text:p text:style-name="P1"><text:span text:style-name="T3">comgeom</text:span></text:p>
          </draw:rect>
          <draw:frame draw:style-name="gr8" draw:text-style-name="P7" xml:id="id10" draw:id="id10" draw:layer="layout" svg:width="0.59cm" svg:height="0.4cm" svg:x="11.523cm" svg:y="0.671cm">
            <draw:text-box>
              <text:p text:style-name="P3"><text:span text:style-name="T3">rlatv</text:span></text:p>
            </draw:text-box>
          </draw:frame>
          <draw:frame draw:style-name="gr9" draw:text-style-name="P4" xml:id="id7" draw:id="id7" draw:layer="layout" svg:width="0.59cm" svg:height="0.39cm" svg:x="1.723cm" svg:y="8.171cm">
            <draw:text-box>
              <text:p text:style-name="P3"><text:span text:style-name="T2">rlatv</text:span></text:p>
            </draw:text-box>
          </draw:frame>
          <draw:connector draw:style-name="gr10" draw:text-style-name="P8" draw:layer="layout" draw:type="curve" svg:x1="2.018cm" svg:y1="8.561cm" svg:x2="10.364cm" svg:y2="14.761cm" draw:start-shape="id7" draw:start-glue-point="2" draw:end-shape="id8" draw:end-glue-point="2" svg:d="M2018 8561c0 10050 8346 6950 8346 6200" svg:viewBox="0 0 8347 7241">
            <text:p/>
          </draw:connector>
          <draw:frame draw:style-name="gr9" draw:text-style-name="P4" xml:id="id9" draw:id="id9" draw:layer="layout" svg:width="0.59cm" svg:height="0.39cm" svg:x="5.511cm" svg:y="7.271cm">
            <draw:text-box>
              <text:p text:style-name="P3"><text:span text:style-name="T2">rlatv</text:span></text:p>
            </draw:text-box>
          </draw:frame>
          <draw:connector draw:style-name="gr11" draw:text-style-name="P9" draw:layer="layout" draw:type="curve" svg:x1="5.511cm" svg:y1="7.466cm" svg:x2="11.523cm" svg:y2="0.871cm" draw:start-shape="id9" draw:start-glue-point="3" draw:end-shape="id10" draw:end-glue-point="3" svg:d="M5511 7466c-766 0-3772-6595 6012-6595" svg:viewBox="0 0 7050 6596">
            <text:p/>
          </draw:connector>
          <draw:connector draw:style-name="gr10" draw:text-style-name="P8" draw:layer="layout" draw:type="curve" svg:x1="5.806cm" svg:y1="7.661cm" svg:x2="10.364cm" svg:y2="14.371cm" draw:start-shape="id9" draw:start-glue-point="2" draw:end-shape="id8" draw:end-glue-point="0" svg:d="M5806 7661c0 5032 4558 1678 4558 6710" svg:viewBox="0 0 4559 6711">
            <text:p/>
          </draw:connector>
          <draw:g>
            <draw:g>
              <draw:rect draw:style-name="gr1" draw:text-style-name="P2" draw:layer="layout" svg:width="2.284cm" svg:height="0.4cm" svg:x="17.739cm" svg:y="6.571cm">
                <text:p text:style-name="P1"><text:span text:style-name="T1">limit</text:span></text:p>
              </draw:rect>
              <draw:rect draw:style-name="gr2" draw:text-style-name="P2" draw:layer="layout" svg:width="2.284cm" svg:height="1.1cm" svg:x="17.739cm" svg:y="6.971cm">
                <text:p/>
              </draw:rect>
            </draw:g>
            <draw:frame draw:style-name="gr12" draw:text-style-name="P4" xml:id="id5" draw:id="id5" draw:layer="layout" svg:width="1.844cm" svg:height="0.39cm" svg:x="18.052cm" svg:y="6.971cm">
              <draw:text-box>
                <text:p text:style-name="P3"><text:span text:style-name="T2">dlat(:jmdep-1)</text:span></text:p>
              </draw:text-box>
            </draw:frame>
            <draw:frame draw:style-name="gr9" draw:text-style-name="P4" xml:id="id11" draw:id="id11" draw:layer="layout" svg:width="0.59cm" svg:height="0.39cm" svg:x="18.199cm" svg:y="7.571cm">
              <draw:text-box>
                <text:p text:style-name="P3"><text:span text:style-name="T2">rlatv</text:span></text:p>
              </draw:text-box>
            </draw:frame>
          </draw:g>
          <draw:connector draw:style-name="gr11" draw:text-style-name="P9" draw:layer="layout" draw:type="curve" svg:x1="18.199cm" svg:y1="7.766cm" svg:x2="12.113cm" svg:y2="0.871cm" draw:start-shape="id11" draw:start-glue-point="3" draw:end-shape="id10" draw:end-glue-point="1" svg:d="M18199 7766c-4569 0-1526-6895-6086-6895" svg:viewBox="0 0 6087 6896">
            <text:p/>
          </draw:connector>
          <draw:connector draw:style-name="gr10" draw:text-style-name="P8" draw:layer="layout" draw:type="curve" svg:x1="18.494cm" svg:y1="7.961cm" svg:x2="10.907cm" svg:y2="14.566cm" draw:start-shape="id11" draw:start-glue-point="2" draw:end-shape="id8" draw:end-glue-point="1" svg:d="M18494 7961c0 4404-2529 6605-7587 6605" svg:viewBox="0 0 7588 6606">
            <text:p/>
          </draw:connector>
          <draw:frame draw:style-name="gr13" draw:text-style-name="P4" xml:id="id12" draw:id="id12" draw:layer="layout" svg:width="0.891cm" svg:height="0.39cm" svg:x="10.752cm" svg:y="7.771cm">
            <draw:text-box>
              <text:p text:style-name="P3"><text:span text:style-name="T2">lat_in2</text:span></text:p>
            </draw:text-box>
          </draw:frame>
          <draw:connector draw:style-name="gr4" draw:text-style-name="P5" draw:layer="layout" draw:type="curve" svg:x1="11.643cm" svg:y1="7.966cm" svg:x2="10.907cm" svg:y2="14.566cm" draw:start-shape="id12" draw:start-glue-point="1" draw:end-shape="id8" draw:end-glue-point="1" svg:d="M11643 7966c750 0 1118 6600-736 6600" svg:viewBox="0 0 1350 6601">
            <text:p/>
          </draw:connector>
          <draw:connector draw:style-name="gr4" draw:text-style-name="P5" draw:layer="layout" draw:type="curve" svg:x1="7.73cm" svg:y1="3.466cm" svg:x2="10.752cm" svg:y2="7.966cm" draw:start-shape="id13" draw:end-shape="id12" draw:end-glue-point="3" svg:d="M7730 3466c2271 0 760 4500 3022 4500" svg:viewBox="0 0 3023 4501">
            <text:p/>
          </draw:connector>
          <draw:g>
            <draw:g>
              <draw:rect draw:style-name="gr1" draw:text-style-name="P2" draw:layer="layout" svg:width="3.2cm" svg:height="0.4cm" svg:x="6.863cm" svg:y="2.671cm">
                <text:p text:style-name="P1"><text:span text:style-name="T1">etat0</text:span></text:p>
              </draw:rect>
              <draw:rect draw:style-name="gr2" draw:text-style-name="P2" draw:layer="layout" svg:width="3.2cm" svg:height="0.9cm" svg:x="6.863cm" svg:y="3.071cm">
                <text:p/>
              </draw:rect>
            </draw:g>
            <draw:frame draw:style-name="gr9" draw:text-style-name="P4" xml:id="id13" draw:id="id13" draw:layer="layout" svg:width="0.59cm" svg:height="0.39cm" svg:x="7.14cm" svg:y="3.271cm">
              <draw:text-box>
                <text:p text:style-name="P3"><text:span text:style-name="T2">rlatv</text:span></text:p>
              </draw:text-box>
            </draw:frame>
            <draw:frame draw:style-name="gr14" draw:text-style-name="P4" xml:id="id14" draw:id="id14" draw:layer="layout" svg:width="1.314cm" svg:height="0.39cm" svg:x="8.528cm" svg:y="3.271cm">
              <draw:text-box>
                <text:p text:style-name="P3"><text:span text:style-name="T2">rlatu(:jjm)</text:span></text:p>
              </draw:text-box>
            </draw:frame>
          </draw:g>
          <draw:connector draw:style-name="gr4" draw:text-style-name="P5" draw:layer="layout" draw:type="curve" svg:x1="9.842cm" svg:y1="3.466cm" svg:x2="10.752cm" svg:y2="7.966cm" draw:start-shape="id14" draw:start-glue-point="1" draw:end-shape="id12" draw:end-glue-point="3" svg:d="M9842 3466c750 0 500 2250 455 2250s-295 2250 455 2250" svg:viewBox="0 0 911 4501">
            <text:p/>
          </draw:connector>
          <draw:frame draw:style-name="gr8" draw:text-style-name="P7" xml:id="id15" draw:id="id15" draw:layer="layout" svg:width="0.59cm" svg:height="0.4cm" svg:x="11.511cm" svg:y="1.171cm">
            <draw:text-box>
              <text:p text:style-name="P3"><text:span text:style-name="T3">rlatu</text:span></text:p>
            </draw:text-box>
          </draw:frame>
          <draw:connector draw:style-name="gr11" draw:text-style-name="P9" draw:layer="layout" draw:type="curve" svg:x1="9.185cm" svg:y1="3.271cm" svg:x2="12.101cm" svg:y2="1.371cm" draw:start-shape="id14" draw:start-glue-point="0" draw:end-shape="id15" draw:end-glue-point="1" svg:d="M9185 3271c0-1275 1711-1061 2629-1218s1044-682 287-682" svg:viewBox="0 0 3411 1901">
            <text:p/>
          </draw:connector>
          <draw:connector draw:style-name="gr11" draw:text-style-name="P9" draw:layer="layout" draw:type="curve" svg:x1="7.14cm" svg:y1="3.466cm" svg:x2="11.523cm" svg:y2="0.871cm" draw:start-shape="id13" draw:start-glue-point="3" draw:end-shape="id10" draw:end-glue-point="3" svg:d="M7140 3466c-766 0-2958-2595 4383-2595" svg:viewBox="0 0 5292 2596">
            <text:p/>
          </draw:connector>
          <draw:g>
            <draw:g>
              <draw:rect draw:style-name="gr1" draw:text-style-name="P2" draw:layer="layout" svg:width="3.5cm" svg:height="0.6cm" svg:x="8.723cm" svg:y="16.623cm">
                <text:p text:style-name="P1"><text:span text:style-name="T1">inter_bary</text:span></text:p>
              </draw:rect>
              <draw:rect draw:style-name="gr2" draw:text-style-name="P2" draw:layer="layout" svg:width="3.5cm" svg:height="0.5cm" svg:x="8.723cm" svg:y="17.223cm">
                <text:p/>
              </draw:rect>
            </draw:g>
            <draw:frame draw:style-name="gr15" draw:text-style-name="P4" xml:id="id17" draw:id="id17" draw:layer="layout" svg:width="0.586cm" svg:height="0.39cm" svg:x="9.214cm" svg:y="16.783cm">
              <draw:text-box>
                <text:p text:style-name="P3"><text:span text:style-name="T2">fdatt</text:span></text:p>
              </draw:text-box>
            </draw:frame>
          </draw:g>
          <draw:connector draw:style-name="gr10" draw:text-style-name="P5" draw:layer="layout" draw:type="curve" svg:x1="10.541cm" svg:y1="15.773cm" svg:x2="9.507cm" svg:y2="16.783cm" draw:start-shape="id16" draw:start-glue-point="2" draw:end-shape="id17" draw:end-glue-point="0" svg:d="M10541 15773c0 757-1034 253-1034 1010" svg:viewBox="0 0 1035 1011">
            <text:p/>
          </draw:connector>
          <draw:g>
            <draw:rect draw:style-name="gr1" draw:text-style-name="P2" draw:layer="layout" svg:width="5cm" svg:height="3.488cm" svg:x="8.131cm" svg:y="11.883cm">
              <text:p text:style-name="P1"><text:span text:style-name="T1">inter_barxy</text:span></text:p>
            </draw:rect>
            <draw:rect draw:style-name="gr2" draw:text-style-name="P2" draw:layer="layout" svg:width="5cm" svg:height="0.5cm" svg:x="8.131cm" svg:y="15.383cm">
              <text:p/>
            </draw:rect>
          </draw:g>
          <draw:frame draw:style-name="gr16" draw:text-style-name="P4" xml:id="id2" draw:id="id2" draw:layer="layout" svg:width="0.73cm" svg:height="0.39cm" svg:x="10.133cm" svg:y="11.971cm">
            <draw:text-box>
              <text:p text:style-name="P3"><text:span text:style-name="T2">dlatid</text:span></text:p>
            </draw:text-box>
          </draw:frame>
          <draw:frame draw:style-name="gr17" draw:text-style-name="P4" xml:id="id8" draw:id="id8" draw:layer="layout" svg:width="1.086cm" svg:height="0.39cm" svg:x="9.821cm" svg:y="14.371cm">
            <draw:text-box>
              <text:p text:style-name="P3"><text:span text:style-name="T2">rlatimod</text:span></text:p>
            </draw:text-box>
          </draw:frame>
          <draw:frame draw:style-name="gr18" draw:text-style-name="P4" xml:id="id16" draw:id="id16" draw:layer="layout" svg:width="1.01cm" svg:height="0.39cm" svg:x="10.036cm" svg:y="15.383cm">
            <draw:text-box>
              <text:p text:style-name="P3"><text:span text:style-name="T2">champy</text:span></text:p>
            </draw:text-box>
          </draw:frame>
          <draw:frame draw:style-name="gr19" draw:text-style-name="P4" xml:id="id18" draw:id="id18" draw:layer="layout" svg:width="0.849cm" svg:height="0.39cm" svg:x="11.931cm" svg:y="14.783cm">
            <draw:text-box>
              <text:p text:style-name="P3"><text:span text:style-name="T2">champ</text:span></text:p>
            </draw:text-box>
          </draw:frame>
          <draw:connector draw:style-name="gr10" draw:text-style-name="P5" draw:layer="layout" draw:type="curve" svg:x1="12.355cm" svg:y1="15.173cm" svg:x2="11.046cm" svg:y2="15.578cm" draw:start-shape="id18" draw:start-glue-point="2" draw:end-shape="id16" draw:end-glue-point="1" svg:d="M12355 15173c0 270-436 405-1309 405" svg:viewBox="0 0 1310 406">
            <text:p/>
          </draw:connector>
          <draw:frame draw:style-name="gr20" draw:text-style-name="P4" xml:id="id19" draw:id="id19" draw:layer="layout" svg:width="1.336cm" svg:height="0.39cm" svg:x="10.631cm" svg:y="8.683cm">
            <draw:text-box>
              <text:p text:style-name="P3"><text:span text:style-name="T2">var_ana3d</text:span></text:p>
            </draw:text-box>
          </draw:frame>
          <draw:connector draw:style-name="gr10" draw:text-style-name="P5" draw:layer="layout" draw:type="curve" svg:x1="11.967cm" svg:y1="8.878cm" svg:x2="12.78cm" svg:y2="14.978cm" draw:start-shape="id19" draw:start-glue-point="1" draw:end-shape="id18" draw:end-glue-point="1" svg:d="M11967 8878c1969 0 1563 6100 813 6100" svg:viewBox="0 0 1433 6101">
            <text:p/>
          </draw:connector>
          <draw:connector draw:style-name="gr10" draw:text-style-name="P5" draw:layer="layout" draw:type="curve" svg:x1="9.357cm" svg:y1="10.278cm" svg:x2="11.299cm" svg:y2="9.073cm" draw:start-shape="id20" draw:start-glue-point="1" draw:end-shape="id19" draw:end-glue-point="2" svg:d="M9357 10278c1295 0 1942-401 1942-1205" svg:viewBox="0 0 1943 1206">
            <text:p/>
          </draw:connector>
          <draw:rect draw:style-name="gr21" draw:text-style-name="P10" draw:layer="layout" svg:width="1.5cm" svg:height="0.9cm" svg:x="8.731cm" svg:y="9.983cm">
            <text:p text:style-name="P1"><text:span text:style-name="T4">ECDYN.nc</text:span></text:p>
          </draw:rect>
          <draw:frame draw:style-name="gr22" draw:text-style-name="P4" xml:id="id21" draw:id="id21" draw:layer="layout" svg:width="1.213cm" svg:height="0.39cm" svg:x="8.931cm" svg:y="10.477cm">
            <draw:text-box>
              <text:p text:style-name="P3"><text:span text:style-name="T2">longitude</text:span></text:p>
            </draw:text-box>
          </draw:frame>
          <draw:frame draw:style-name="gr23" draw:text-style-name="P4" xml:id="id20" draw:id="id20" draw:layer="layout" svg:width="0.32cm" svg:height="0.39cm" svg:x="9.037cm" svg:y="10.083cm">
            <draw:text-box>
              <text:p text:style-name="P3"><text:span text:style-name="T5">…</text:span></text:p>
            </draw:text-box>
          </draw:frame>
          <draw:frame draw:style-name="gr24" draw:text-style-name="P4" xml:id="id22" draw:id="id22" draw:layer="layout" svg:width="1.056cm" svg:height="0.39cm" svg:x="7.953cm" svg:y="7.308cm">
            <draw:text-box>
              <text:p text:style-name="P3"><text:span text:style-name="T2">lon_dyn</text:span></text:p>
            </draw:text-box>
          </draw:frame>
          <draw:connector draw:style-name="gr10" draw:text-style-name="P5" draw:layer="layout" draw:type="curve" svg:x1="8.931cm" svg:y1="10.672cm" svg:x2="8.481cm" svg:y2="7.698cm" draw:start-shape="id21" draw:start-glue-point="3" draw:end-shape="id22" draw:end-glue-point="2" svg:d="M8931 10672c-750 0-625-792-550-1015s100 126 100-1959" svg:viewBox="0 0 608 2975">
            <text:p/>
          </draw:connector>
          <draw:rect draw:style-name="gr7" draw:text-style-name="P6" draw:layer="layout" svg:width="10.014cm" svg:height="4.1cm" svg:x="5.031cm" svg:y="5.183cm">
            <text:p text:style-name="P1"><text:span text:style-name="T3">startdyn</text:span></text:p>
          </draw:rect>
          <draw:g>
            <draw:rect draw:style-name="gr1" draw:text-style-name="P2" draw:layer="layout" svg:width="1.596cm" svg:height="0.612cm" svg:x="10.967cm" svg:y="3.071cm">
              <text:p text:style-name="P1"><text:span text:style-name="T1">conf_dat3d</text:span></text:p>
            </draw:rect>
            <draw:rect draw:style-name="gr2" draw:text-style-name="P2" draw:layer="layout" svg:width="1.596cm" svg:height="0.5cm" svg:x="10.967cm" svg:y="3.671cm">
              <text:p/>
            </draw:rect>
          </draw:g>
          <draw:frame draw:style-name="gr6" draw:text-style-name="P4" xml:id="id23" draw:id="id23" draw:layer="layout" svg:width="0.269cm" svg:height="0.39cm" svg:x="11.68cm" svg:y="3.071cm">
            <draw:text-box>
              <text:p text:style-name="P3"><text:span text:style-name="T2">yf</text:span></text:p>
            </draw:text-box>
          </draw:frame>
          <draw:connector draw:style-name="gr10" draw:text-style-name="P5" draw:layer="layout" draw:type="curve" svg:x1="11.949cm" svg:y1="3.266cm" svg:x2="14.589cm" svg:y2="8.466cm" draw:start-shape="id23" draw:start-glue-point="1" draw:end-shape="id4" draw:end-glue-point="1" svg:d="M11949 3266c4710 0 3390 5200 2640 5200" svg:viewBox="0 0 3400 5201">
            <text:p/>
          </draw:connector>
          <draw:frame draw:style-name="gr25" draw:text-style-name="P11" xml:id="id25" draw:id="id25" draw:layer="layout" svg:width="0.912cm" svg:height="0.39cm" svg:x="7.031cm" svg:y="8.383cm">
            <draw:text-box>
              <text:p text:style-name="P3"><text:span text:style-name="T3">lon_ini</text:span></text:p>
            </draw:text-box>
          </draw:frame>
          <draw:frame draw:style-name="gr25" draw:text-style-name="P4" xml:id="id24" draw:id="id24" draw:layer="layout" svg:width="0.912cm" svg:height="0.39cm" svg:x="6.871cm" svg:y="6.883cm">
            <draw:text-box>
              <text:p text:style-name="P3"><text:span text:style-name="T2">lon_ini</text:span></text:p>
            </draw:text-box>
          </draw:frame>
          <draw:connector draw:style-name="gr10" draw:text-style-name="P9" draw:layer="layout" draw:type="curve" svg:x1="8.481cm" svg:y1="7.308cm" svg:x2="7.783cm" svg:y2="7.078cm" draw:start-shape="id22" draw:start-glue-point="0" draw:end-shape="id24" draw:end-glue-point="1" svg:d="M8481 7308c0-154-232-230-698-230" svg:viewBox="0 0 699 231">
            <text:p/>
          </draw:connector>
          <draw:connector draw:style-name="gr26" draw:text-style-name="P9" draw:layer="layout" draw:type="curve" svg:x1="7.327cm" svg:y1="7.273cm" svg:x2="7.487cm" svg:y2="8.383cm" draw:start-shape="id24" draw:start-glue-point="2" draw:end-shape="id25" svg:d="M7327 7273c0 832 160 278 160 1110" svg:viewBox="0 0 161 1111">
            <text:p/>
          </draw:connector>
          <draw:frame draw:style-name="gr27" draw:text-style-name="P4" xml:id="id26" draw:id="id26" draw:layer="layout" svg:width="0.324cm" svg:height="0.39cm" svg:x="11.02cm" svg:y="3.071cm">
            <draw:text-box>
              <text:p text:style-name="P3"><text:span text:style-name="T2">yd</text:span></text:p>
            </draw:text-box>
          </draw:frame>
          <draw:connector draw:style-name="gr10" draw:text-style-name="P5" draw:layer="layout" draw:type="curve" svg:x1="11.182cm" svg:y1="3.461cm" svg:x2="11.814cm" svg:y2="3.461cm" draw:start-shape="id26" draw:start-glue-point="2" draw:end-shape="id23" draw:end-glue-point="2" svg:d="M11182 3461c0 750 632 750 632 0" svg:viewBox="0 0 633 564">
            <text:p/>
          </draw:connector>
          <draw:connector draw:style-name="gr28" draw:text-style-name="P12" draw:layer="layout" draw:line-skew="-0.412cm" svg:x1="11.523cm" svg:y1="0.871cm" svg:x2="1.723cm" svg:y2="8.366cm" draw:start-shape="id10" draw:start-glue-point="3" draw:end-shape="id7" draw:end-glue-point="3" svg:d="M11523 871h-10723v7495h923" svg:viewBox="0 0 10724 7496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Gothic" svg:font-family="Gothic" style:font-pitch="variable"/>
    <style:font-face style:name="Lucidasans" svg:font-family="Lucidasans" style:font-pitch="variable"/>
    <style:font-face style:name="Gothic1" svg:font-family="Gothic" style:font-family-generic="roman" style:font-pitch="variable"/>
    <style:font-face style:name="Liberation Sans" svg:font-family="'Liberation Sans'" style:font-family-generic="roman" style:font-pitch="variable"/>
    <style:font-face style:name="Lucidasans1" svg:font-family="Lucidasans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fr" fo:country="FR" style:font-name-asian="Andale Sans UI" style:font-size-asian="24pt" style:language-asian="fr" style:country-asian="FR" style:font-name-complex="Lucidasans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05-10T17:27:13</meta:creation-date>
    <dc:date>2017-12-01T17:14:29.678963104</dc:date>
    <dc:language>fr-FR</dc:language>
    <meta:editing-cycles>55</meta:editing-cycles>
    <meta:editing-duration>PT6H41M24S</meta:editing-duration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